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65cm" fo:margin-left="0.016cm" table:align="left"/>
    </style:style>
    <style:style style:name="Table2.A" style:family="table-column">
      <style:table-column-properties style:column-width="3.004cm"/>
    </style:style>
    <style:style style:name="Table2.B" style:family="table-column">
      <style:table-column-properties style:column-width="2.944cm"/>
    </style:style>
    <style:style style:name="Table2.C" style:family="table-column">
      <style:table-column-properties style:column-width="0.967cm"/>
    </style:style>
    <style:style style:name="Table2.D" style:family="table-column">
      <style:table-column-properties style:column-width="2.037cm"/>
    </style:style>
    <style:style style:name="Table2.E" style:family="table-column">
      <style:table-column-properties style:column-width="0.044cm"/>
    </style:style>
    <style:style style:name="Table2.F" style:family="table-column">
      <style:table-column-properties style:column-width="0.049cm"/>
    </style:style>
    <style:style style:name="Table2.G" style:family="table-column">
      <style:table-column-properties style:column-width="2.912cm"/>
    </style:style>
    <style:style style:name="Table2.H" style:family="table-column">
      <style:table-column-properties style:column-width="0.774cm"/>
    </style:style>
    <style:style style:name="Table2.I" style:family="table-column">
      <style:table-column-properties style:column-width="2.23cm"/>
    </style:style>
    <style:style style:name="Table2.J" style:family="table-column">
      <style:table-column-properties style:column-width="0.247cm"/>
    </style:style>
    <style:style style:name="Table2.K" style:family="table-column">
      <style:table-column-properties style:column-width="2.757cm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D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F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77cm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D2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2.F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I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2cm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none" fo:border-top="0.25pt solid #000000" fo:border-bottom="2.25pt solid #000000" style:writing-mode="lr-tb"/>
    </style:style>
    <style:style style:name="Table2.I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5" style:family="table-row">
      <style:table-row-properties style:min-row-height="0.757cm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2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25pt solid #000000" style:writing-mode="lr-tb"/>
    </style:style>
    <style:style style:name="Table2.G5" style:family="table-cell">
      <style:table-cell-properties style:vertical-align="middle"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5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2cm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47cm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238cm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7cm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C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0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1" style:family="table-row">
      <style:table-row-properties style:min-row-height="1.27cm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.12" style:family="table-row">
      <style:table-row-properties style:row-height="1cm"/>
    </style:style>
    <style:style style:name="Table2.A12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13" style:family="table-row">
      <style:table-row-properties style:min-row-height="1.552cm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min-row-height="0.713cm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9" style:family="table-row">
      <style:table-row-properties style:min-row-height="1.653cm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4" style:family="paragraph" style:parent-style-name="內文">
      <style:paragraph-properties fo:line-height="0.847cm" fo:text-align="justify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6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indent="0.247cm" style:auto-text-indent="false" style:vertical-align="middle" style:snap-to-layout-grid="false"/>
      <style:text-properties style:font-name="華康中黑體" fo:font-size="14pt" officeooo:paragraph-rsid="000418eb" style:font-name-asian="華康中黑體" style:font-size-asian="14pt" style:font-size-complex="14pt"/>
    </style:style>
    <style:style style:name="P7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8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9" style:family="paragraph" style:parent-style-name="內文">
      <loext:graphic-properties draw:fill-hatch-name="hatch"/>
      <style:paragraph-properties style:line-spacing="0cm" fo:orphans="2" fo:widows="2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0" style:family="paragraph" style:parent-style-name="內文">
      <style:paragraph-properties fo:line-height="0.494cm" fo:text-align="center" style:justify-single-word="false"/>
      <style:text-properties style:font-name="華康中黑體" fo:font-size="13pt" fo:font-weight="bold" style:font-name-asian="華康中黑體" style:font-size-asian="13pt" style:font-weight-asian="bold" style:font-size-complex="13pt"/>
    </style:style>
    <style:style style:name="P11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黑體" fo:font-weight="bold" style:font-name-asian="華康中黑體" style:font-weight-asian="bold" style:font-size-complex="12pt"/>
    </style:style>
    <style:style style:name="P12" style:family="paragraph" style:parent-style-name="內文">
      <style:paragraph-properties fo:orphans="2" fo:widows="2"/>
      <style:text-properties style:font-name="華康中黑體" fo:font-weight="bold" style:font-name-asian="華康中黑體" style:font-weight-asian="bold" style:font-size-complex="12pt"/>
    </style:style>
    <style:style style:name="P13" style:family="paragraph" style:parent-style-name="內文">
      <style:text-properties style:font-name="華康中黑體" fo:font-weight="bold" style:font-name-asian="華康中黑體" style:font-weight-asian="bold" style:font-size-complex="12pt"/>
    </style:style>
    <style:style style:name="P14" style:family="paragraph" style:parent-style-name="內文"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P15" style:family="paragraph" style:parent-style-name="內文">
      <style:paragraph-properties fo:line-height="0.917cm" fo:text-align="start" style:justify-single-word="false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16" style:family="paragraph" style:parent-style-name="內文">
      <style:paragraph-properties fo:line-height="0.917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17" style:family="paragraph" style:parent-style-name="內文">
      <loext:graphic-properties draw:fill-hatch-name="hatch"/>
      <style:paragraph-properties style:line-spacing="0cm" fo:text-align="start" style:justify-single-word="false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18" style:family="paragraph" style:parent-style-name="內文">
      <loext:graphic-properties draw:fill-hatch-name="hatch"/>
      <style:paragraph-properties fo:margin-top="0cm" fo:margin-bottom="0cm" style:contextual-spacing="false" style:line-spacing="0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19" style:family="paragraph" style:parent-style-name="內文">
      <loext:graphic-properties draw:fill-hatch-name="hatch"/>
      <style:paragraph-properties style:line-spacing="0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0" style:family="paragraph" style:parent-style-name="內文">
      <loext:graphic-properties draw:fill-hatch-name="hatch"/>
      <style:paragraph-properties fo:margin-top="0.402cm" fo:margin-bottom="0.402cm" style:contextual-spacing="false" style:line-spacing="0cm"/>
      <style:text-properties style:font-name="華康中黑體" fo:font-size="12pt" fo:font-weight="bold" style:font-name-asian="黑體-繁" style:font-size-asian="12pt" style:font-weight-asian="bold" style:font-size-complex="12pt"/>
    </style:style>
    <style:style style:name="P21" style:family="paragraph" style:parent-style-name="內文">
      <style:paragraph-properties fo:line-height="0.917cm"/>
      <style:text-properties style:font-name="華康中黑體" fo:font-size="13.6999998092651pt" fo:font-weight="bold" style:font-name-asian="黑體-繁" style:font-size-asian="12pt" style:font-weight-asian="bold" style:font-size-complex="13.6999998092651pt"/>
    </style:style>
    <style:style style:name="P22" style:family="paragraph" style:parent-style-name="內文">
      <loext:graphic-properties draw:fill-hatch-name="hatch"/>
      <style:paragraph-properties style:line-spacing="0cm" fo:orphans="2" fo:widows="2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23" style:family="paragraph" style:parent-style-name="內文">
      <style:paragraph-properties fo:line-height="0.917cm"/>
      <style:text-properties style:font-name="華康中黑體" fo:font-size="10.5pt" fo:font-weight="bold" style:font-name-asian="黑體-繁" style:font-size-asian="10.5pt" style:font-weight-asian="bold" style:font-size-complex="10.5pt"/>
    </style:style>
    <style:style style:name="P24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 style:snap-to-layout-grid="false"/>
      <style:text-properties fo:font-size="13pt" officeooo:paragraph-rsid="000418eb" style:font-name-asian="華康中黑體" style:font-size-asian="13pt" style:font-size-complex="13pt"/>
    </style:style>
    <style:style style:name="P25" style:family="paragraph" style:parent-style-name="內文">
      <style:paragraph-properties fo:line-height="0.917cm"/>
    </style:style>
    <style:style style:name="P26" style:family="paragraph" style:parent-style-name="內文">
      <style:paragraph-properties fo:line-height="0.917cm" fo:text-align="start" style:justify-single-word="false"/>
    </style:style>
    <style:style style:name="P27" style:family="paragraph" style:parent-style-name="內文">
      <style:paragraph-properties fo:line-height="0.494cm" fo:text-align="center" style:justify-single-word="false"/>
    </style:style>
    <style:style style:name="P28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 style:snap-to-layout-grid="false"/>
      <style:text-properties officeooo:paragraph-rsid="000418eb"/>
    </style:style>
    <style:style style:name="P29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418eb"/>
    </style:style>
    <style:style style:name="P30" style:family="paragraph" style:parent-style-name="內文" style:master-page-name="MP0">
      <loext:graphic-properties draw:fill-hatch-name="hatch"/>
      <style:paragraph-properties fo:line-height="0cm" style:page-number="auto" fo:break-before="auto" fo:break-after="auto">
        <style:tab-stops/>
      </style:paragraph-properties>
    </style:style>
    <style:style style:name="P31" style:family="paragraph" style:parent-style-name="內文">
      <style:paragraph-properties fo:line-height="0.917cm" fo:text-align="start" style:justify-single-word="false"/>
      <style:text-properties style:font-name="華康中黑體" fo:font-size="14pt" fo:font-weight="bold" officeooo:paragraph-rsid="0014ba2c" style:font-name-asian="華康中黑體" style:font-size-asian="14pt" style:font-weight-asian="bold" style:font-size-complex="14pt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T3" style:family="text">
      <style:text-properties style:font-name="華康中黑體" fo:font-size="22pt" fo:font-weight="bold" style:font-name-asian="華康中黑體" style:font-size-asian="22pt" style:font-weight-asian="bold" style:font-size-complex="22pt"/>
    </style:style>
    <style:style style:name="T4" style:family="text">
      <style:text-properties style:font-name="華康中黑體" fo:font-size="16pt" fo:font-weight="bold" style:font-name-asian="華康中黑體" style:font-size-asian="16pt" style:font-weight-asian="bold" style:font-size-complex="16pt"/>
    </style:style>
    <style:style style:name="T5" style:family="text">
      <style:text-properties fo:font-size="14pt" style:font-name-asian="華康中黑體" style:font-size-asian="14pt" style:font-size-complex="14pt"/>
    </style:style>
    <style:style style:name="T6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7" style:family="text">
      <style:text-properties fo:font-size="12pt" style:font-name-asian="黑體-繁" style:font-size-asian="12pt" style:font-size-complex="12pt"/>
    </style:style>
    <style:style style:name="T8" style:family="text">
      <style:text-properties officeooo:rsid="0014b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_tag"/>
        <text:user-field-decl office:value-type="string" office:string-value="異常類別" text:name="py3o.o.bf_category_id.bf_name"/>
        <text:user-field-decl office:value-type="string" office:string-value="聯絡方式" text:name="py3o.o.bf_helpdesk_ticket_tag"/>
        <text:user-field-decl office:value-type="string" office:string-value="備註" text:name="py3o.o.bf_description"/>
        <text:user-field-decl office:value-type="string" office:string-value="供應商" text:name="py3o.o.bf_partner_id.parent_id.name"/>
        <text:user-field-decl office:value-type="string" office:string-value="供應商" text:name="py3o.o.bf_partner_id.bf_name"/>
        <text:user-field-decl office:value-type="string" office:string-value="產品名稱" text:name="py3o.o.bf_prod_id.bf_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異常數量處理方式" text:name="py3o.o.bf_alert_num_desc"/>
        <text:user-field-decl office:value-type="string" office:string-value="分析原因" text:name="py3o.o.bf_alert_reason"/>
        <text:user-field-decl office:value-type="string" office:string-value="改善對策" text:name="py3o.o.bf_improve_pla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單號" text:name="py3o.o.bf_number"/>
        <text:user-field-decl office:value-type="string" office:string-value="異常日期" text:name="py3o.o.bf_cdate"/>
        <text:user-field-decl office:value-type="string" office:string-value="異常日期" text:name="py3o.o.bf_cus_alert_date"/>
        <text:user-field-decl office:value-type="string" office:string-value="供應商" text:name="py3o.o.bf_cus_alert_man"/>
        <text:user-field-decl office:value-type="string" office:string-value="書信頁數" text:name="py3o.o.bf_letter_page"/>
        <text:user-field-decl office:value-type="string" office:string-value="回覆期限" text:name="py3o.o.bf_response_term"/>
      </text:user-field-decls>
      <text:p text:style-name="P30"><text:span text:style-name="預設段落字型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8"><text:span text:style-name="預設段落字型"><text:span text:style-name="T3">品質異常處理單</text:span></text:span></text:p>
            <text:p text:style-name="P28"><text:span text:style-name="預設段落字型"><text:span text:style-name="T4">供應商/委外商</text:span></text:span></text:p>
          </table:table-cell>
          <table:table-cell table:style-name="Table3.B1" office:value-type="string">
            <text:p text:style-name="P6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4">TEL：03-475-7712 <text:s text:c="3"/>FAX：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9"><text:span text:style-name="預設段落字型"><text:span text:style-name="T1"><text:s/></text:span></text:span><text:span text:style-name="預設段落字型"><text:span text:style-name="T5">E-mail : jinhong.mach@msa.hinet.net</text:span></text:span></text:p>
          </table:table-cell>
        </table:table-row>
      </table:table>
      <text:p text:style-name="內文"><text:span text:style-name="預設段落字型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2" office:value-type="string">
            <text:p text:style-name="P15"><text:user-field-get text:name="py3o.o.bf_number">單號</text:user-field-get></text:p>
          </table:table-cell>
          <table:covered-table-cell/>
          <table:table-cell table:style-name="Table2.D1" table:number-columns-spanned="2" office:value-type="string">
            <text:p text:style-name="P1">異常日期</text:p>
          </table:table-cell>
          <table:covered-table-cell/>
          <table:table-cell table:style-name="Table2.F1" table:number-columns-spanned="3" office:value-type="string">
            <text:p text:style-name="P23"><text:user-field-get text:name="py3o.o.bf_cus_alert_date">異常日期</text:user-field-get></text:p>
          </table:table-cell>
          <table:covered-table-cell/>
          <table:covered-table-cell/>
          <table:table-cell table:style-name="Table2.I1" table:number-columns-spanned="2" office:value-type="string">
            <text:p text:style-name="P1">重要等級</text:p>
          </table:table-cell>
          <table:covered-table-cell/>
          <table:table-cell table:style-name="Table2.K1" office:value-type="string">
            <text:p text:style-name="P25"><text:span text:style-name="預設段落字型"><text:span text:style-name="T7"><text:user-field-get text:name="py3o.o.bf_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1">異常類別</text:p>
          </table:table-cell>
          <table:table-cell table:style-name="Table2.B2" table:number-columns-spanned="2" office:value-type="string">
            <text:p text:style-name="P26"><text:span text:style-name="預設段落字型"><text:span text:style-name="T6"><text:user-field-get text:name="py3o.o.bf_category_id.bf_name">異常類別</text:user-field-get></text:span></text:span></text:p>
          </table:table-cell>
          <table:covered-table-cell/>
          <table:table-cell table:style-name="Table2.D2" table:number-columns-spanned="2" office:value-type="string">
            <text:p text:style-name="P1">聯絡方式</text:p>
          </table:table-cell>
          <table:covered-table-cell/>
          <table:table-cell table:style-name="Table2.F2" table:number-columns-spanned="3" office:value-type="string">
            <text:p text:style-name="P26"><text:span text:style-name="預設段落字型"><text:span text:style-name="T6"><text:user-field-get text:name="py3o.o.bf_helpdesk_ticket_tag">聯絡方式</text:user-field-get></text:span></text:span></text:p>
          </table:table-cell>
          <table:covered-table-cell/>
          <table:covered-table-cell/>
          <table:table-cell table:style-name="Table2.I2" table:number-columns-spanned="2" office:value-type="string">
            <text:p text:style-name="P1">書信頁數</text:p>
          </table:table-cell>
          <table:covered-table-cell/>
          <table:table-cell table:style-name="Table2.K2" office:value-type="string">
            <text:p text:style-name="P21"><text:user-field-get text:name="py3o.o.bf_letter_page">書信頁數</text:user-field-get></text:p>
          </table:table-cell>
        </table:table-row>
        <table:table-row table:style-name="Table2.3">
          <table:table-cell table:style-name="Table2.A3" office:value-type="string">
            <text:p text:style-name="P1">簡 <text:s text:c="5"/>述</text:p>
          </table:table-cell>
          <table:table-cell table:style-name="Table2.B3" table:number-columns-spanned="7" office:value-type="string">
            <text:p text:style-name="P16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3" table:number-columns-spanned="2" office:value-type="string">
            <text:p text:style-name="P1">回覆期限</text:p>
          </table:table-cell>
          <table:covered-table-cell/>
          <table:table-cell table:style-name="Table2.K3" office:value-type="string">
            <text:p text:style-name="P16"><text:user-field-get text:name="py3o.o.bf_response_term">回覆期限</text:user-field-get></text:p>
          </table:table-cell>
        </table:table-row>
        <table:table-row table:style-name="Table2.4">
          <table:table-cell table:style-name="Table2.A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供應/委外商</text:p>
          </table:table-cell>
          <table:table-cell table:style-name="Table2.B5" table:number-columns-spanned="5" office:value-type="string">
            <text:p text:style-name="P16"><text:user-field-get text:name="py3o.o.bf_partner_id.bf_name">供應商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2" office:value-type="string">
            <text:p text:style-name="P1">聯絡人員&amp;分機</text:p>
          </table:table-cell>
          <table:covered-table-cell/>
          <table:table-cell table:style-name="Table2.I5" table:number-columns-spanned="3" office:value-type="string">
            <text:p text:style-name="P16"><text:user-field-get text:name="py3o.o.bf_cus_alert_man">供應商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產品名稱</text:p>
          </table:table-cell>
          <table:table-cell table:style-name="Table2.B6" table:number-columns-spanned="10" office:value-type="string">
            <text:p text:style-name="P16"><text:user-field-get text:name="py3o.o.bf_prod_id.bf_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1">材質規格</text:p>
          </table:table-cell>
          <table:table-cell table:style-name="Table2.B7" table:number-columns-spanned="10" office:value-type="string">
            <text:p text:style-name="P16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7"/>
            <text:p text:style-name="P3">異常內容</text:p>
            <text:p text:style-name="P8"/>
          </table:table-cell>
          <table:table-cell table:style-name="Table2.B8" table:number-columns-spanned="10" office:value-type="string">
            <text:p text:style-name="P9"/>
            <text:p text:style-name="P9"/>
            <text:p text:style-name="P17"><text:user-field-get text:name="py3o.o.bf_alert_desc">異常內容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2" office:value-type="string">
            <text:p text:style-name="P31">異常數量<text:span text:style-name="T8">&amp;處理方式</text:span></text:p>
          </table:table-cell>
          <table:covered-table-cell/>
          <table:table-cell table:style-name="Table2.C9" table:number-columns-spanned="9" office:value-type="string">
            <text:p text:style-name="P16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7"><text:span text:style-name="預設段落字型"><text:span text:style-name="T2">結案日期</text:span></text:span></text:p>
          </table:table-cell>
          <table:covered-table-cell/>
          <table:table-cell table:style-name="Table2.C10" table:number-columns-spanned="2" office:value-type="string">
            <text:p text:style-name="P10">審核</text:p>
          </table:table-cell>
          <table:covered-table-cell/>
          <table:table-cell table:style-name="Table2.C10" table:number-columns-spanned="3" office:value-type="string">
            <text:p text:style-name="P10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0">複核</text:p>
          </table:table-cell>
          <table:covered-table-cell/>
          <table:table-cell table:style-name="Table2.J10" table:number-columns-spanned="2" office:value-type="string">
            <text:p text:style-name="P10">經辦</text:p>
          </table:table-cell>
          <table:covered-table-cell/>
        </table:table-row>
        <table:table-row table:style-name="Table2.11">
          <table:table-cell table:style-name="Table2.A11" table:number-columns-spanned="2" office:value-type="string">
            <text:p text:style-name="P11"/>
            <text:p text:style-name="P11"/>
            <text:p text:style-name="P11"/>
          </table:table-cell>
          <table:covered-table-cell/>
          <table:table-cell table:style-name="Table2.C11" table:number-columns-spanned="2" office:value-type="string">
            <text:p text:style-name="P12"/>
            <text:p text:style-name="P12"/>
            <text:p text:style-name="P13"/>
          </table:table-cell>
          <table:covered-table-cell/>
          <table:table-cell table:style-name="Table2.E11" table:number-columns-spanned="3" office:value-type="string">
            <text:p text:style-name="P11"/>
          </table:table-cell>
          <table:covered-table-cell/>
          <table:covered-table-cell/>
          <table:table-cell table:style-name="Table2.H11" table:number-columns-spanned="2" office:value-type="string">
            <text:p text:style-name="P11"/>
          </table:table-cell>
          <table:covered-table-cell/>
          <table:table-cell table:style-name="Table2.J11" table:number-columns-spanned="2" office:value-type="string">
            <text:p text:style-name="P11"/>
          </table:table-cell>
          <table:covered-table-cell/>
        </table:table-row>
        <table:table-row table:style-name="Table2.12">
          <table:table-cell table:style-name="Table2.A12" table:number-columns-spanned="11" office:value-type="string">
            <text:p text:style-name="P4">請供應商/委外商 填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office:value-type="string">
            <text:p text:style-name="P5">原因分析</text:p>
          </table:table-cell>
          <table:table-cell table:style-name="Table2.B13" table:number-columns-spanned="10" office:value-type="string">
            <text:p text:style-name="P22"/>
            <text:p text:style-name="P18"><text:user-field-get text:name="py3o.o.bf_alert_reason">分析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對策</text:p>
          </table:table-cell>
          <table:table-cell table:style-name="Table2.B14" table:number-columns-spanned="10" office:value-type="string">
            <text:p text:style-name="P22"/>
            <text:p text:style-name="P19"><text:user-field-get text:name="py3o.o.bf_improve_plan">改善對策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結果</text:p>
          </table:table-cell>
          <table:table-cell table:style-name="Table2.B15" table:number-columns-spanned="10" office:value-type="string">
            <text:p text:style-name="P22"/>
            <text:p text:style-name="P19"><text:user-field-get text:name="py3o.o.bf_improve_strategy">改善結果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主管說明</text:p>
          </table:table-cell>
          <table:table-cell table:style-name="Table2.B16" table:number-columns-spanned="10" office:value-type="string">
            <text:p text:style-name="P20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備 <text:s text:c="3"/>註</text:p>
          </table:table-cell>
          <table:table-cell table:style-name="Table2.B17" table:number-columns-spanned="10" office:value-type="string">
            <text:p text:style-name="P16"><text:user-field-get text:name="py3o.o.bf_description">備註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7"><text:span text:style-name="預設段落字型"><text:span text:style-name="T2">回覆日期</text:span></text:span></text:p>
          </table:table-cell>
          <table:covered-table-cell/>
          <table:table-cell table:style-name="Table2.C10" table:number-columns-spanned="2" office:value-type="string">
            <text:p text:style-name="P10">審核</text:p>
          </table:table-cell>
          <table:covered-table-cell/>
          <table:table-cell table:style-name="Table2.C10" table:number-columns-spanned="3" office:value-type="string">
            <text:p text:style-name="P10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0">複核</text:p>
          </table:table-cell>
          <table:covered-table-cell/>
          <table:table-cell table:style-name="Table2.J10" table:number-columns-spanned="2" office:value-type="string">
            <text:p text:style-name="P10">經辦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1"/>
            <text:p text:style-name="P11"/>
            <text:p text:style-name="P11"/>
          </table:table-cell>
          <table:covered-table-cell/>
          <table:table-cell table:style-name="Table2.C19" table:number-columns-spanned="2" office:value-type="string">
            <text:p text:style-name="P12"/>
            <text:p text:style-name="P12"/>
            <text:p text:style-name="P13"/>
          </table:table-cell>
          <table:covered-table-cell/>
          <table:table-cell table:style-name="Table2.E19" table:number-columns-spanned="3" office:value-type="string">
            <text:p text:style-name="P11"/>
          </table:table-cell>
          <table:covered-table-cell/>
          <table:covered-table-cell/>
          <table:table-cell table:style-name="Table2.H19" table:number-columns-spanned="2" office:value-type="string">
            <text:p text:style-name="P11"/>
          </table:table-cell>
          <table:covered-table-cell/>
          <table:table-cell table:style-name="Table2.J19" table:number-columns-spanned="2" office:value-type="string">
            <text:p text:style-name="P11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5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49:00Z</meta:creation-date>
    <dc:date>2023-06-09T10:09:14.671334014</dc:date>
    <meta:print-date>2023-03-28T02:10:00Z</meta:print-date>
    <meta:editing-cycles>22</meta:editing-cycles>
    <meta:editing-duration>PT49M15S</meta:editing-duration>
    <meta:document-statistic meta:table-count="2" meta:image-count="0" meta:object-count="0" meta:page-count="1" meta:paragraph-count="54" meta:word-count="222" meta:character-count="303" meta:non-whitespace-character-count="276"/>
    <meta:template xlink:type="simple" xlink:actuate="onRequest" xlink:title="" xlink:href="Normal.dotm"/>
  </office:meta>
</office:document-meta>
</file>